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54300" calcext:value-type="float">
            <text:p>543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45700" calcext:value-type="float">
            <text:p>457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72400" calcext:value-type="float">
            <text:p>172400</text:p>
          </table:table-cell>
          <table:table-cell table:number-columns-repeated="2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table:number-columns-repeated="4"/>
          <table:table-cell table:style-name="ce15" table:formula="of:=SUM([.B32:.F32])" office:value-type="float" office:value="8400" calcext:value-type="float">
            <text:p>8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9:.F5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];[.C59];[.E59];[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E59])" office:value-type="float" office:value="365.217391304348" calcext:value-type="float">
            <text:p>365.2173913043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9:.F59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Zori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8400" calcext:value-type="float">
            <text:p>8400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0:59:15.49343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5T11:08:28.620983000</dc:date>
    <meta:editing-duration>P9DT7H26M21S</meta:editing-duration>
    <meta:editing-cycles>2935</meta:editing-cycles>
    <meta:generator>LibreOffice/4.2.8.2$Linux_X86_64 LibreOffice_project/420m0$Build-2</meta:generator>
    <meta:document-statistic meta:table-count="17" meta:cell-count="7910" meta:object-count="0"/>
  </office:meta>
</office:document-meta>
</file>